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 style:master-page-name="Standard_20__28_user_29_">
      <style:paragraph-properties fo:text-align="center" style:justify-single-word="false" style:page-number="auto" style:writing-mode="lr-tb"/>
      <style:text-properties fo:color="#000000" style:font-name="FreeSans" fo:font-size="16pt" fo:font-style="normal" fo:font-weight="normal" style:font-name-complex="FreeSans" style:font-size-complex="16pt"/>
    </style:style>
    <style:style style:name="P2" style:family="paragraph" style:parent-style-name="Standard" style:list-style-name="">
      <style:paragraph-properties fo:margin-top="0cm" fo:margin-bottom="0cm" style:line-height-at-least="0.176cm" style:writing-mode="lr-tb"/>
      <style:text-properties fo:color="#000000" style:font-name="FreeSans" style:font-name-complex="FreeSans"/>
    </style:style>
    <style:style style:name="P3" style:family="paragraph" style:parent-style-name="Standard" style:list-style-name="">
      <style:paragraph-properties fo:margin-top="0cm" fo:margin-bottom="0.15cm" style:writing-mode="lr-tb"/>
      <style:text-properties fo:color="#000000" style:font-name="FreeSans" style:font-name-complex="FreeSans"/>
    </style:style>
    <style:style style:name="P4" style:family="paragraph" style:parent-style-name="Standard" style:list-style-name="">
      <style:paragraph-properties fo:margin-top="0.199cm" fo:margin-bottom="0cm" style:writing-mode="lr-tb"/>
      <style:text-properties fo:color="#000000" style:font-name="FreeSans" style:font-name-complex="FreeSans"/>
    </style:style>
    <style:style style:name="P5" style:family="paragraph" style:parent-style-name="Standard" style:list-style-name="">
      <style:paragraph-properties fo:margin-top="0.199cm" fo:margin-bottom="0cm" style:line-height-at-least="0.176cm" style:writing-mode="lr-tb"/>
      <style:text-properties fo:color="#000000" style:font-name="FreeSans" style:font-name-complex="FreeSans"/>
    </style:style>
    <style:style style:name="P6" style:family="paragraph" style:parent-style-name="Standard" style:list-style-name="">
      <style:paragraph-properties fo:margin-top="0.199cm" fo:margin-bottom="0cm" style:writing-mode="lr-tb"/>
      <style:text-properties fo:color="#000000" style:font-name="FreeSans" fo:font-weight="bold" style:font-name-complex="FreeSans" style:font-weight-complex="bold"/>
    </style:style>
    <style:style style:name="P7" style:family="paragraph" style:parent-style-name="Standard" style:list-style-name="">
      <style:paragraph-properties fo:margin-top="0.199cm" fo:margin-bottom="0cm" style:line-height-at-least="0.176cm" style:writing-mode="lr-tb"/>
      <style:text-properties fo:color="#000000" style:font-name="FreeSans" fo:font-weight="bold" style:font-name-complex="FreeSans" style:font-weight-complex="bold"/>
    </style:style>
    <style:style style:name="P8" style:family="paragraph" style:parent-style-name="Standard" style:list-style-name="">
      <style:paragraph-properties fo:margin-top="0.199cm" fo:margin-bottom="0cm" fo:text-align="justify" style:justify-single-word="false" style:writing-mode="lr-tb"/>
    </style:style>
    <style:style style:name="P9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style:font-name="FreeSans" style:font-name-complex="FreeSans"/>
    </style:style>
    <style:style style:name="P10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style:font-name="FreeSans" style:font-name-complex="FreeSans"/>
    </style:style>
    <style:style style:name="P11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2" style:family="paragraph" style:parent-style-name="Standard" style:list-style-name="RTF_5f_Num_20_5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3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</style:style>
    <style:style style:name="P14" style:family="paragraph" style:parent-style-name="Standard" style:list-style-name="RTF_5f_Num_20_5">
      <style:paragraph-properties fo:margin-left="-0.635cm" fo:margin-right="0cm" fo:margin-top="0.199cm" fo:margin-bottom="0cm" fo:text-indent="0cm" style:auto-text-indent="false" style:writing-mode="lr-tb">
        <style:tab-stops/>
      </style:paragraph-properties>
    </style:style>
    <style:style style:name="T1" style:family="text">
      <style:text-properties fo:font-weight="bold" style:font-weight-complex="bold"/>
    </style:style>
    <style:style style:name="T2" style:family="text">
      <style:text-properties fo:font-weight="bold" style:font-name-complex="FreeSans" style:font-size-complex="11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FreeSans" style:font-name-complex="FreeSans" style:font-size-complex="11pt"/>
    </style:style>
    <style:style style:name="T5" style:family="text">
      <style:text-properties fo:color="#000000" style:font-name="FreeSans" fo:language="zxx" fo:country="none" style:font-name-complex="FreeSans" style:font-size-complex="11pt"/>
    </style:style>
    <style:style style:name="T6" style:family="text">
      <style:text-properties fo:color="#000000" style:font-name="FreeSans" fo:language="zxx" fo:country="none" style:text-underline-style="solid" style:text-underline-width="auto" style:text-underline-color="font-color" style:font-name-complex="FreeSans" style:font-size-complex="11pt"/>
    </style:style>
    <style:style style:name="T7" style:family="text">
      <style:text-properties fo:color="#000000" style:font-name="FreeSans" fo:language="zxx" fo:country="none" fo:font-weight="bold" style:font-weight-asian="bold" style:font-name-complex="FreeSans" style:font-size-complex="11pt" style:font-weight-complex="bold"/>
    </style:style>
    <style:style style:name="T8" style:family="text">
      <style:text-properties fo:color="#000000" style:font-name="FreeSans" fo:font-weight="bold" style:font-name-complex="FreeSans" style:font-size-complex="11pt" style:font-weight-complex="bold"/>
    </style:style>
    <style:style style:name="T9" style:family="text">
      <style:text-properties fo:color="#000000" style:font-name="FreeSans" fo:font-weight="bold" style:font-weight-asian="bold" style:font-name-complex="FreeSans" style:font-size-complex="11pt" style:font-weight-complex="bold"/>
    </style:style>
    <style:style style:name="T10" style:family="text">
      <style:text-properties fo:color="#000000" fo:font-weight="bold" style:font-weight-complex="bold"/>
    </style:style>
    <style:style style:name="T11" style:family="text">
      <style:text-properties fo:color="#000000" fo:font-weight="bold" style:font-name-complex="FreeSans" style:font-size-complex="11pt" style:font-weight-complex="bold"/>
    </style:style>
    <style:style style:name="T12" style:family="text">
      <style:text-properties fo:color="#000000" style:font-name="FreeSans" fo:font-weight="bold" style:font-name-complex="FreeSans" style:font-size-complex="11pt" style:font-weight-complex="bold"/>
    </style:style>
    <style:style style:name="T13" style:family="text">
      <style:text-properties fo:color="#000000" style:font-name="FreeSans" fo:font-weight="bold" style:font-name-complex="FreeSans" style:font-weight-complex="bold"/>
    </style:style>
    <style:style style:name="T14" style:family="text">
      <style:text-properties fo:color="#000000" style:font-name="FreeSans" fo:font-size="11pt" fo:font-weight="bold" style:font-size-asian="11pt" style:font-name-complex="FreeSans" style:font-size-complex="11pt" style:font-weight-complex="bold"/>
    </style:style>
    <style:style style:name="T15" style:family="text">
      <style:text-properties fo:color="#000000" style:font-name="FreeSans" fo:font-size="11pt" style:font-size-asian="11pt" style:font-size-complex="11pt"/>
    </style:style>
    <style:style style:name="T16" style:family="text">
      <style:text-properties fo:color="#000000" style:font-name="FreeSans" fo:font-size="11pt" style:font-size-asian="11pt" style:font-name-complex="FreeSans" style:font-size-complex="11pt"/>
    </style:style>
    <style:style style:name="T17" style:family="text">
      <style:text-properties fo:color="#000000" style:font-name="FreeSans" fo:font-size="11pt" fo:language="zxx" fo:country="none" style:text-underline-style="solid" style:text-underline-width="auto" style:text-underline-color="font-color" style:font-size-asian="11pt" style:font-name-complex="Calibri" style:font-size-complex="11pt"/>
    </style:style>
    <style:style style:name="T18" style:family="text">
      <style:text-properties fo:color="#000080" style:font-name="Calibri" fo:font-size="12pt" fo:language="zxx" fo:country="none" style:text-underline-style="solid" style:text-underline-width="auto" style:text-underline-color="font-color" style:font-name-complex="Calibri" style:font-size-complex="12pt"/>
    </style:style>
    <style:style style:name="T19" style:family="text">
      <style:text-properties fo:color="#000080" style:font-name="FreeSans" fo:language="zxx" fo:country="none" style:text-underline-style="solid" style:text-underline-width="auto" style:text-underline-color="font-color" style:font-name-complex="FreeSans" style:font-size-complex="11pt"/>
    </style:style>
    <style:style style:name="T20" style:family="text">
      <style:text-properties fo:color="#000080" style:font-name="FreeSans" fo:language="zxx" fo:country="none" style:text-underline-style="none" style:font-name-complex="FreeSans" style:font-size-complex="11pt"/>
    </style:style>
    <style:style style:name="T21" style:family="text">
      <style:text-properties fo:color="#000080" fo:font-size="12pt" fo:language="zxx" fo:country="none" style:text-underline-style="solid" style:text-underline-width="auto" style:text-underline-color="font-color" style:font-name-complex="Calibri" style:font-size-complex="12pt"/>
    </style:style>
    <style:style style:name="T22" style:family="text">
      <style:text-properties fo:color="#000080" style:font-name="FreeSans" fo:font-size="12pt" fo:language="zxx" fo:country="none" style:text-underline-style="solid" style:text-underline-width="auto" style:text-underline-color="font-color" style:font-name-complex="Calibri" style:font-size-complex="12pt"/>
    </style:style>
    <style:style style:name="T23" style:family="text">
      <style:text-properties fo:color="#000080" style:font-name="FreeSans" fo:language="zxx" fo:country="none" style:text-underline-style="solid" style:text-underline-width="auto" style:text-underline-color="font-color" style:font-name-complex="Calibri"/>
    </style:style>
    <style:style style:name="T24" style:family="text">
      <style:text-properties fo:color="#000080" style:font-name="FreeSans" fo:font-size="11pt" fo:language="zxx" fo:country="none" style:text-underline-style="solid" style:text-underline-width="auto" style:text-underline-color="font-color" style:font-size-asian="11pt" style:font-name-complex="Calibri" style:font-size-complex="11pt"/>
    </style:style>
    <style:style style:name="T25" style:family="text">
      <style:text-properties style:font-name="FreeSans" fo:font-weight="bold" style:font-name-complex="FreeSans" style:font-size-complex="11pt" style:font-weight-complex="bold"/>
    </style:style>
    <style:style style:name="T26" style:family="text">
      <style:text-properties style:font-name="FreeSans" style:font-name-complex="FreeSans" style:font-size-complex="11pt"/>
    </style:style>
    <style:style style:name="T27" style:family="text">
      <style:text-properties style:font-name="FreeSans"/>
    </style:style>
    <style:style style:name="T28" style:family="text">
      <style:text-properties style:font-name="FreeSans" fo:font-weight="bold" style:font-name-complex="FreeSans" style:font-size-complex="11pt" style:font-weight-complex="bold"/>
    </style:style>
    <style:style style:name="T29" style:family="text">
      <style:text-properties style:font-name="FreeSans" fo:font-weight="bold" style:font-name-complex="FreeSans" style:font-weight-complex="bold"/>
    </style:style>
    <style:style style:name="T30" style:family="text">
      <style:text-properties style:font-name="FreeSans" style:font-name-complex="FreeSans"/>
    </style:style>
    <style:style style:name="T31" style:family="text">
      <style:text-properties style:font-name="FreeSans" style:font-name-complex="FreeSans" style:font-size-complex="11pt"/>
    </style:style>
    <style:style style:name="T32" style:family="text">
      <style:text-properties style:font-name="FreeSans" fo:font-size="11pt" style:font-size-asian="11pt" style:font-size-complex="11pt"/>
    </style:style>
    <style:style style:name="T33" style:family="text">
      <style:text-properties style:font-name="FreeSans" fo:font-size="11pt" style:font-size-asian="11pt" style:font-name-complex="FreeSans" style:font-size-complex="11pt"/>
    </style:style>
    <style:style style:name="T34" style:family="text">
      <style:text-properties style:font-name="FreeSans" fo:font-size="11pt" fo:font-weight="bold" style:font-size-asian="11pt" style:font-name-complex="FreeSans" style:font-size-complex="11pt" style:font-weight-complex="bold"/>
    </style:style>
    <style:style style:name="T35" style:family="text">
      <style:text-properties style:font-name="FreeSans" fo:font-size="11pt" fo:language="zxx" fo:country="none" style:text-underline-style="solid" style:text-underline-width="auto" style:text-underline-color="font-color" style:font-size-asian="11pt" style:font-name-complex="Calibri" style:font-size-complex="11pt"/>
    </style:style>
    <style:style style:name="T36" style:family="text">
      <style:text-properties style:font-name-complex="FreeSans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lamento <text:s/>I Open de Ala Delta de Pedro Bernardo</text:p>
      <text:p text:style-name="P2"><text:span text:style-name="T1">Lugar: </text:span>PEDRO BERNARDO, AVILA.</text:p>
      <text:p text:style-name="P3"><text:span text:style-name="T1">Fechas: </text:span><text:s/>28 de Abril al 1 de mayo de 2012</text:p>
      <text:p text:style-name="P4"><text:span text:style-name="T1">Organiza:</text:span> Club de Vuelo Libre y Montaña Pedro Bernardo</text:p>
      <text:p text:style-name="P6">Personas de contacto:</text:p>
      <text:list xml:id="list1443218294" text:style-name="RTF_5f_Num_20_5">
        <text:list-item>
          <text:p text:style-name="P14"><text:span text:style-name="T9">Armando</text:span><text:span text:style-name="T4"> (686 136 994, </text:span><text:a xlink:type="simple" xlink:href="mailto:kadatan@hotmail.com"><text:span text:style-name="T6">kadatan@hotmail.com</text:span></text:a><text:span text:style-name="T5">) y </text:span><text:span text:style-name="T7">Julio</text:span><text:span text:style-name="T5"> (606 824 323, juliobomber@gmail.com)</text:span></text:p>
        </text:list-item>
      </text:list>
      <text:p text:style-name="P8"><text:span text:style-name="T14">Página web de la competición: </text:span><text:span text:style-name="T16"><text:s/></text:span><text:a xlink:type="simple" xlink:href="http://clubdevuelopb.com/open"><text:span text:style-name="T17">http://clubdevuelopb.com/open</text:span></text:a></text:p>
      <text:p text:style-name="P8"><text:span text:style-name="T14">Foro</text:span><text:span text:style-name="T16">: </text:span><text:a xlink:type="simple" xlink:href="mailto:opendeltietar@googlegroups.com"><text:span text:style-name="T17">opendeltietar@googlegroups.com</text:span></text:a></text:p>
      <text:p text:style-name="P4"><text:span text:style-name="T1">Clasificaciones y normas: </text:span>se realizarán según lo dispuesto en el Reglamento ADL_RFAE.</text:p>
      <text:p text:style-name="P4"><text:span text:style-name="T1">Categorías:</text:span> el campeonato distinguirá dos categorías:</text:p>
      <text:list xml:id="list682831106" text:continue-numbering="true" text:style-name="RTF_5f_Num_20_5">
        <text:list-item>
          <text:p text:style-name="P12">OPEN: Alas de Clase 5 (rígidas) Clase 1 (flexibles)</text:p>
        </text:list-item>
        <text:list-item>
          <text:p text:style-name="P12">SPORT: Alas de Clase 1 con mástil</text:p>
        </text:list-item>
      </text:list>
      <text:p text:style-name="P6">Inscripciones:</text:p>
      <text:list xml:id="list325203364" text:style-name="RTF_5f_Num_20_4">
        <text:list-item>
          <text:p text:style-name="P13"><text:span text:style-name="T4">Por Internet a través de la página oficial (</text:span><text:a xlink:type="simple" xlink:href="http://clubdevuelopb.com/open"><text:span text:style-name="T6">http://clubdevuelopb.com/open/inscripcion.html</text:span></text:a><text:span text:style-name="T20">),</text:span></text:p>
        </text:list-item>
        <text:list-item>
          <text:p text:style-name="P10">en el Bar El Rollo (situado junto al mirador Balcón del Tiétar) el viernes 27 a partir de las 18h y el sábado desde las 9h hasta las 11h.</text:p>
        </text:list-item>
      </text:list>
      <text:p text:style-name="P7">Registro de pilotos:</text:p>
      <text:p text:style-name="P5">A la llegada todos los competidores deberán <text:span text:style-name="T1">formalizar sus inscripciones </text:span>(consultar lugar y horario de inscripciones en la parte superior), para revisar todos los documentos y la entrega de toda la información y normas suplementarias. </text:p>
      <text:p text:style-name="P5">Para poder participar <text:span text:style-name="T1">es imprescindible</text:span> que cada piloto:</text:p>
      <text:list xml:id="list1823408279" text:style-name="RTF_5f_Num_20_3">
        <text:list-item>
          <text:p text:style-name="P9"><text:span text:style-name="T3">muestre su </text:span><text:span text:style-name="T10">licencia federativa en vigor</text:span><text:span text:style-name="T3"> con el seguro de responsabilidad civil a terceros, rescate y repatriación cubierto (</text:span><text:span text:style-name="T10">la organización no asume ninguna responsabilidad</text:span><text:span text:style-name="T3"> de pilotos ni terceros),</text:span></text:p>
        </text:list-item>
        <text:list-item>
          <text:p text:style-name="P11">facilite su <text:span text:style-name="T1">números de teléfono</text:span>, el del conductor, etc. y la frecuencia de emisora que utilizará,</text:p>
        </text:list-item>
        <text:list-item>
          <text:p text:style-name="P11">realice el <text:span text:style-name="T1">pago de la inscripción</text:span> si no lo ha hecho todavía.</text:p>
        </text:list-item>
      </text:list>
      <text:p text:style-name="P5">El <text:span text:style-name="T1">transporte al despegue y las recogidas</text:span> serán <text:span text:style-name="T1">responsabilidad de cada piloto</text:span> participante.</text:p>
      <text:p text:style-name="P5">En el momento de formalizar las inscripciones <text:span text:style-name="T1">se votará </text:span>entre todos los pilotos inscritos para formar el <text:span text:style-name="T1">Comité de Seguridad y de Pilotos</text:span>.</text:p>
      <text:p text:style-name="P5">Todos los pilotos que accedan al despegue deben <text:span text:style-name="T1">firmar antes de despegar</text:span>. Si por alguna razón decidiesen no despegar, han de dirigirse a este listado y tacharse del mismo. Este listado se usará como referencia de los pilotos presentes en el despegue en el día señalado, para así poder controlar a los que hayan volado de cara a la seguridad y a las clasificaciones.</text:p>
      <text:p text:style-name="P4"><text:span text:style-name="T1">Trofeos:</text:span> para los 3 primeros de la categoría Open y los 3 primeros de la categoría Sport.</text:p>
      <text:p text:style-name="P4"><text:span text:style-name="T1">Ceremonia de Clausura y Entrega de Premios:</text:span> el día <text:span text:style-name="T1">1 de Mayo</text:span> una vez finalizada la prueba en el <text:span text:style-name="T1">Mesón Los Arcos</text:span>, junto al ejido de La Iglesuela (<text:span text:style-name="T1">gol ese día</text:span> si las condiciones así lo permite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Calibri" fo:font-size="12pt" fo:language="es" fo:country="ES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/>
      <style:text-properties style:use-window-font-color="true" fo:font-size="11pt" fo:language="es" fo:country="ES" style:font-name-asian="DejaVu Sans1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Calibri" style:font-name-complex="Liberation Sans1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RTF_5f_Num_20_2_20_1" style:display-name="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" style:display-name="WW-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" style:display-name="WW-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" style:display-name="WW-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" style:display-name="WW-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" style:display-name="WW-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" style:display-name="WW-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" style:display-name="WW-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" style:display-name="WW-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" style:display-name="WW-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" style:display-name="WW-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" style:display-name="WW-RTF_Num 2 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" style:display-name="WW-RTF_Num 2 2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" style:display-name="WW-RTF_Num 2 3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" style:display-name="WW-RTF_Num 2 4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" style:display-name="WW-RTF_Num 2 5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" style:display-name="WW-RTF_Num 2 6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" style:display-name="WW-RTF_Num 2 7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" style:display-name="WW-RTF_Num 2 8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" style:display-name="WW-RTF_Num 2 9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" style:display-name="WW-RTF_Num 2 10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" style:display-name="WW-RTF_Num 2 1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" style:display-name="WW-RTF_Num 2 2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" style:display-name="WW-RTF_Num 2 3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" style:display-name="WW-RTF_Num 2 4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" style:display-name="WW-RTF_Num 2 5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" style:display-name="WW-RTF_Num 2 6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" style:display-name="WW-RTF_Num 2 7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" style:display-name="WW-RTF_Num 2 8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" style:display-name="WW-RTF_Num 2 9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" style:display-name="WW-RTF_Num 2 10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" style:display-name="WW-RTF_Num 2 1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" style:display-name="WW-RTF_Num 2 2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" style:display-name="WW-RTF_Num 2 3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" style:display-name="WW-RTF_Num 2 4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" style:display-name="WW-RTF_Num 2 5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" style:display-name="WW-RTF_Num 2 6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" style:display-name="WW-RTF_Num 2 7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" style:display-name="WW-RTF_Num 2 8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" style:display-name="WW-RTF_Num 2 9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" style:display-name="WW-RTF_Num 2 10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" style:display-name="WW-RTF_Num 2 1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" style:display-name="WW-RTF_Num 2 2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" style:display-name="WW-RTF_Num 2 3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" style:display-name="WW-RTF_Num 2 4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" style:display-name="WW-RTF_Num 2 5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" style:display-name="WW-RTF_Num 2 6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" style:display-name="WW-RTF_Num 2 7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" style:display-name="WW-RTF_Num 2 8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" style:display-name="WW-RTF_Num 2 9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" style:display-name="WW-RTF_Num 2 10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1" style:display-name="WW-RTF_Num 2 1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1" style:display-name="WW-RTF_Num 2 2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1" style:display-name="WW-RTF_Num 2 3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1" style:display-name="WW-RTF_Num 2 4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1" style:display-name="WW-RTF_Num 2 5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1" style:display-name="WW-RTF_Num 2 6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1" style:display-name="WW-RTF_Num 2 7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1" style:display-name="WW-RTF_Num 2 8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1" style:display-name="WW-RTF_Num 2 9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1" style:display-name="WW-RTF_Num 2 10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1" style:display-name="WW-RTF_Num 2 1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1" style:display-name="WW-RTF_Num 2 2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1" style:display-name="WW-RTF_Num 2 3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1" style:display-name="WW-RTF_Num 2 4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1" style:display-name="WW-RTF_Num 2 5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1" style:display-name="WW-RTF_Num 2 6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1" style:display-name="WW-RTF_Num 2 7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1" style:display-name="WW-RTF_Num 2 8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1" style:display-name="WW-RTF_Num 2 9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1" style:display-name="WW-RTF_Num 2 10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5" style:display-name="RTF_Num 3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2" style:display-name="RTF_Num 4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3" style:display-name="RTF_Num 4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4" style:display-name="RTF_Num 4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5" style:display-name="RTF_Num 4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6" style:display-name="RTF_Num 4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7" style:display-name="RTF_Num 4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8" style:display-name="RTF_Num 4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9" style:display-name="RTF_Num 4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0" style:display-name="RTF_Num 4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" style:display-name="RTF_Num 5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Default_20_Paragraph_20_Font" style:display-name="Default Paragraph Font" style:family="text">
      <style:text-properties fo:font-size="11pt" fo:language="es" fo:country="ES" style:font-name-asian="DejaVu Sans1" style:language-asian="en" style:country-asian="US" style:font-size-complex="11pt"/>
    </style:style>
    <style:style style:name="Bullet_20_Symbols_20__28_user_29_" style:display-name="Bullet Symbols (user)" style:family="text">
      <style:text-properties style:font-name="OpenSymbol" fo:font-size="11pt" fo:language="es" fo:country="ES" style:font-name-asian="OpenSymbol" style:language-asian="en" style:country-asian="US" style:font-name-complex="OpenSymbol" style:font-size-complex="11pt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Bullet_20_Symbols" style:display-name="WW-Bullet Symbols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Internet_20_link" style:display-name="WW-Internet link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" style:display-name="WW-Internet link12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5" style:display-name="RTF_Num 5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style:num-suffix=".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4" style:display-name="RTF_Num 4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style:num-suffix=".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3" style:display-name="RTF_Num 3">
      <text:list-level-style-bullet text:level="1" text:style-name="RTF_5f_Num_20_2_20_1" style:num-suffix="." text:bullet-char="•">
        <style:list-level-properties text:space-before="0.741cm" text:min-label-width="0.635cm"/>
        <style:text-properties style:font-name="OpenSymbol"/>
      </text:list-level-style-bullet>
      <text:list-level-style-bullet text:level="2" text:style-name="RTF_5f_Num_20_2_20_2" style:num-suffix="." text:bullet-char="◦">
        <style:list-level-properties text:space-before="1.376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2.011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2.646cm" text:min-label-width="0.635cm"/>
        <style:text-properties style:font-name="OpenSymbol"/>
      </text:list-level-style-bullet>
      <text:list-level-style-bullet text:level="5" text:style-name="RTF_5f_Num_20_2_20_5" style:num-suffix="." text:bullet-char="◦">
        <style:list-level-properties text:space-before="3.281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916cm" text:min-label-width="0.635cm"/>
        <style:text-properties style:font-name="OpenSymbol"/>
      </text:list-level-style-bullet>
      <text:list-level-style-bullet text:level="7" text:style-name="RTF_5f_Num_20_2_20_7" style:num-suffix="." text:bullet-char="•">
        <style:list-level-properties text:space-before="4.551cm" text:min-label-width="0.635cm"/>
        <style:text-properties style:font-name="OpenSymbol"/>
      </text:list-level-style-bullet>
      <text:list-level-style-bullet text:level="8" text:style-name="RTF_5f_Num_20_2_20_8" style:num-suffix="." text:bullet-char="◦">
        <style:list-level-properties text:space-before="5.186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821cm" text:min-label-width="0.635cm"/>
        <style:text-properties style:font-name="OpenSymbol"/>
      </text:list-level-style-bullet>
      <text:list-level-style-bullet text:level="10" text:style-name="RTF_5f_Num_20_2_20_10" style:num-suffix="." text:bullet-char="•">
        <style:list-level-properties text:space-before="6.456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8cm" fo:margin-bottom="2.226cm" fo:margin-left="1.84cm" fo:margin-right="1.74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_20__28_user_29_" style:display-name="Standard (user)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ww.intercambiosvirtuales.org</meta:initial-creator>
    <meta:creation-date>2012-01-31T14:32:00</meta:creation-date>
    <dc:date>2012-02-17T20:44:40</dc:date>
    <meta:print-date>2012-02-07T12:26:00</meta:print-date>
    <meta:document-statistic meta:table-count="0" meta:image-count="0" meta:object-count="0" meta:page-count="1" meta:paragraph-count="26" meta:word-count="391" meta:character-count="2392"/>
    <meta:generator>OpenOffice.org/3.2$Linux OpenOffice.org_project/320m12$Build-9483</meta:generator>
  </office:meta>
</office:document-meta>
</file>